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7.567cm"/>
    </style:style>
    <style:style style:name="co3" style:family="table-column">
      <style:table-column-properties fo:break-before="auto" style:column-width="5.166cm"/>
    </style:style>
    <style:style style:name="co4" style:family="table-column">
      <style:table-column-properties fo:break-before="auto" style:column-width="5.398cm"/>
    </style:style>
    <style:style style:name="co5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5.609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fo:language="de" fo:country="A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6" style:family="table-cell" style:parent-style-name="Default">
      <style:table-cell-properties fo:wrap-option="wrap"/>
      <style:text-properties style:text-outline="false" style:text-line-through-style="none" fo:language="de" fo:country="A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0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9" style:family="table-cell" style:parent-style-name="Default" style:data-style-name="N8107"/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1" table:default-cell-style-name="ce9"/>
        <table:table-column table:style-name="co1" table:default-cell-style-name="ce1"/>
        <table:table-column table:style-name="co8" table:number-columns-repeated="101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Taster Stücklis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Dist</text:p>
          </table:table-cell>
          <table:table-cell office:value-type="string">
            <text:p>Package</text:p>
          </table:table-cell>
          <table:table-cell office:value-type="string">
            <text:p>Pins</text:p>
          </table:table-cell>
          <table:table-cell office:value-type="string">
            <text:p>Qty</text:p>
          </table:table-cell>
          <table:table-cell/>
          <table:table-cell office:value-type="string">
            <text:p>Pri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TPS70933DBVT</text:p>
          </table:table-cell>
          <table:table-cell table:style-name="ce3" table:number-columns-repeated="2"/>
          <table:table-cell table:style-name="ce3" office:value-type="string">
            <text:p>TPS70933DBVT</text:p>
          </table:table-cell>
          <table:table-cell table:style-name="ce8" office:value-type="string">
            <text:p>TI</text:p>
          </table:table-cell>
          <table:table-cell table:style-name="ce5" office:value-type="string">
            <text:p>SOT95P280X145-5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0.62">
            <text:p>€ 0,62</text:p>
          </table:table-cell>
          <table:table-cell table:formula="of:=[.K7]*[.I7]" office:value-type="currency" office:currency="EUR" office:value="0.62">
            <text:p>€ 0,62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<text:a xlink:href="https://product.tdk.com/en/search/capacitor/ceramic/mlcc/info?part_no=CGA2B3X7R1H104K050BB">CGA2B3X7R1H104K050BB</text:a></text:p>
          </table:table-cell>
          <table:table-cell table:style-name="ce5"/>
          <table:table-cell table:style-name="ce5" office:value-type="string">
            <text:p><text:a xlink:href="https://www.mouser.at/ProductDetail/TDK/CGA2B3X7R1H104K050BE?qs=sGAEpiMZZMukHu%252bjC5l7Yd%252b7PrIBbtHYC5cADRFWnoI%3D">CGA2B3X7R1H104K050BE</text:a></text:p>
          </table:table-cell>
          <table:table-cell table:style-name="ce5" office:value-type="string">
            <text:p>100nF</text:p>
          </table:table-cell>
          <table:table-cell office:value-type="string">
            <text:p>TDK</text:p>
          </table:table-cell>
          <table:table-cell table:style-name="ce5" office:value-type="string">
            <text:p>C040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currency" office:currency="EUR" office:value="0.179">
            <text:p>€ 0,18</text:p>
          </table:table-cell>
          <table:table-cell table:style-name="ce9" table:formula="of:=[.K8]*[.I8]" office:value-type="currency" office:currency="EUR" office:value="1.611">
            <text:p>€ 1,61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TDK C1005X5R0J475K050BC</text:p>
          </table:table-cell>
          <table:table-cell table:style-name="ce3" table:number-columns-repeated="2"/>
          <table:table-cell table:style-name="ce3" office:value-type="string">
            <text:p>4.7 uf</text:p>
          </table:table-cell>
          <table:table-cell office:value-type="string">
            <text:p>TDK</text:p>
          </table:table-cell>
          <table:table-cell table:style-name="ce5" office:value-type="string">
            <text:p>C04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0.34">
            <text:p>€ 0,34</text:p>
          </table:table-cell>
          <table:table-cell table:formula="of:=[.K9]*[.I9]" office:value-type="currency" office:currency="EUR" office:value="0.34">
            <text:p>€ 0,34</text:p>
          </table:table-cell>
          <table:table-cell table:number-columns-repeated="1012"/>
        </table:table-row>
        <table:table-row table:style-name="ro1">
          <table:table-cell/>
          <table:table-cell table:number-columns-repeated="2" table:style-name="ce3" office:value-type="string">
            <text:p>C2</text:p>
          </table:table-cell>
          <table:table-cell/>
          <table:table-cell table:style-name="ce3" office:value-type="string">
            <text:p>2.2uf</text:p>
          </table:table-cell>
          <table:table-cell table:style-name="ce3" office:value-type="string">
            <text:p>TDK</text:p>
          </table:table-cell>
          <table:table-cell table:style-name="ce5" office:value-type="string">
            <text:p>C04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CGA2B3X7R1H103K050BD</text:p>
          </table:table-cell>
          <table:table-cell table:style-name="ce4" office:value-type="string">
            <text:p><text:a xlink:href="https://product.tdk.com/en/search/capacitor/ceramic/mlcc/info?part_no=C1005X7R1H103K050BE">C1005X7R1H103K050BE</text:a></text:p>
          </table:table-cell>
          <table:table-cell table:style-name="ce5"/>
          <table:table-cell office:value-type="string">
            <text:p>10nf</text:p>
          </table:table-cell>
          <table:table-cell office:value-type="string">
            <text:p>TDK</text:p>
          </table:table-cell>
          <table:table-cell table:style-name="ce5" office:value-type="string">
            <text:p>C04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0.17">
            <text:p>€ 0,17</text:p>
          </table:table-cell>
          <table:table-cell table:formula="of:=[.K11]*[.I11]" office:value-type="currency" office:currency="EUR" office:value="0.17">
            <text:p>€ 0,17</text:p>
          </table:table-cell>
          <table:table-cell table:number-columns-repeated="1012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string">
            <text:p><text:a xlink:href="https://product.tdk.com/en/search/capacitor/ceramic/mlcc/info?part_no=C1005X5R1V105K050BE">C1005X5R1V105K050BE</text:a></text:p>
          </table:table-cell>
          <table:table-cell table:style-name="ce4" office:value-type="string">
            <text:p><text:a xlink:href="https://product.tdk.com/en/search/capacitor/ceramic/mlcc/info?part_no=C1005X5R1V105K050BE">C1005X5R1V105K050BE</text:a></text:p>
          </table:table-cell>
          <table:table-cell table:style-name="ce5" office:value-type="string">
            <text:p>35V</text:p>
          </table:table-cell>
          <table:table-cell office:value-type="string">
            <text:p>1 uf</text:p>
          </table:table-cell>
          <table:table-cell office:value-type="string">
            <text:p>TDK</text:p>
          </table:table-cell>
          <table:table-cell table:style-name="ce5" office:value-type="string">
            <text:p>C040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currency" office:currency="EUR" office:value="0.162">
            <text:p>€ 0,16</text:p>
          </table:table-cell>
          <table:table-cell table:formula="of:=[.K12]*[.I12]" office:value-type="currency" office:currency="EUR" office:value="0.324">
            <text:p>€ 0,32</text:p>
          </table:table-cell>
          <table:table-cell table:number-columns-repeated="1012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office:value-type="string">
            <text:p><text:a xlink:href="https://product.tdk.com/en/search/capacitor/ceramic/mlcc/info?part_no=CGA2B2X7R1H222K050BA">CGA2B2X7R1H222K050BA</text:a></text:p>
          </table:table-cell>
          <table:table-cell table:style-name="ce6" office:value-type="string">
            <text:p><text:a xlink:href="https://product.tdk.com/en/search/capacitor/ceramic/mlcc/info?part_no=C1005X7R1H222K050BE">C1005X7R1H222K050BE</text:a></text:p>
          </table:table-cell>
          <table:table-cell table:style-name="ce3"/>
          <table:table-cell office:value-type="string">
            <text:p>2.2 nF</text:p>
          </table:table-cell>
          <table:table-cell office:value-type="string">
            <text:p>TDK</text:p>
          </table:table-cell>
          <table:table-cell table:style-name="ce5" office:value-type="string">
            <text:p>C04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0.153">
            <text:p>€ 0,15</text:p>
          </table:table-cell>
          <table:table-cell table:formula="of:=[.K13]*[.I13]" office:value-type="currency" office:currency="EUR" office:value="0.153">
            <text:p>€ 0,15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string">
            <text:p>TDK CGA2B2C0G1H070D050BA</text:p>
          </table:table-cell>
          <table:table-cell table:style-name="ce3" table:number-columns-repeated="2"/>
          <table:table-cell office:value-type="string">
            <text:p>7 pF</text:p>
          </table:table-cell>
          <table:table-cell office:value-type="string">
            <text:p>TDK</text:p>
          </table:table-cell>
          <table:table-cell office:value-type="string">
            <text:p>C040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currency" office:currency="EUR" office:value="0.085">
            <text:p>€ 0,09</text:p>
          </table:table-cell>
          <table:table-cell table:formula="of:=[.K14]*[.I14]" office:value-type="currency" office:currency="EUR" office:value="0.17">
            <text:p>€ 0,17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Osram Opto LW P473-Q2S1-FKPL-1</text:p>
          </table:table-cell>
          <table:table-cell table:style-name="ce3" table:number-columns-repeated="2"/>
          <table:table-cell/>
          <table:table-cell office:value-type="string">
            <text:p>Osram</text:p>
          </table:table-cell>
          <table:table-cell table:style-name="ce5" office:value-type="string">
            <text:p>P47F-BOTTOM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currency" office:currency="EUR" office:value="0.83">
            <text:p>€ 0,83</text:p>
          </table:table-cell>
          <table:table-cell table:formula="of:=[.K15]*[.I15]" office:value-type="currency" office:currency="EUR" office:value="3.32">
            <text:p>€ 3,32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string">
            <text:p>STM32F303RET6</text:p>
          </table:table-cell>
          <table:table-cell table:style-name="ce3" table:number-columns-repeated="2"/>
          <table:table-cell table:style-name="ce3" office:value-type="string">
            <text:p> STM32F303RET6</text:p>
          </table:table-cell>
          <table:table-cell office:value-type="string">
            <text:p>STMicroelectronics</text:p>
          </table:table-cell>
          <table:table-cell table:style-name="ce5" office:value-type="string">
            <text:p>QFP50P1200X1200X160-64N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6.11">
            <text:p>€ 6,11</text:p>
          </table:table-cell>
          <table:table-cell table:formula="of:=[.K16]*[.I16]" office:value-type="currency" office:currency="EUR" office:value="6.11">
            <text:p>€ 6,11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ABS07-32.768KHZ-7-T</text:p>
          </table:table-cell>
          <table:table-cell table:style-name="ce3" table:number-columns-repeated="2"/>
          <table:table-cell/>
          <table:table-cell office:value-type="string">
            <text:p>Abracon</text:p>
          </table:table-cell>
          <table:table-cell table:style-name="ce5" office:value-type="string">
            <text:p>ABS-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0.58">
            <text:p>€ 0,58</text:p>
          </table:table-cell>
          <table:table-cell table:formula="of:=[.K17]*[.I17]" office:value-type="currency" office:currency="EUR" office:value="0.58">
            <text:p>€ 0,58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MF-RES-0402-4.7K</text:p>
          </table:table-cell>
          <table:table-cell table:style-name="ce5" table:number-columns-repeated="2"/>
          <table:table-cell office:value-type="string">
            <text:p>4.7k</text:p>
          </table:table-cell>
          <table:table-cell/>
          <table:table-cell office:value-type="string">
            <text:p>R0402</text:p>
          </table:table-cell>
          <table:table-cell table:number-columns-repeated="2" office:value-type="float" office:value="2">
            <text:p>2</text:p>
          </table:table-cell>
          <table:table-cell/>
          <table:table-cell/>
          <table:table-cell table:formula="of:=[.K18]*[.I1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  <table:table-cell office:value-type="string">
            <text:p>330 ohm</text:p>
          </table:table-cell>
          <table:table-cell/>
          <table:table-cell office:value-type="string">
            <text:p>R04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/>
          <table:table-cell table:formula="of:=[.K19]*[.I1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460 ohm</text:p>
          </table:table-cell>
          <table:table-cell/>
          <table:table-cell office:value-type="string">
            <text:p>R040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/>
          <table:table-cell table:formula="of:=[.K20]*[.I20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5% 100mW</text:p>
          </table:table-cell>
          <table:table-cell table:number-columns-repeated="2"/>
          <table:table-cell office:value-type="string">
            <text:p>100k</text:p>
          </table:table-cell>
          <table:table-cell/>
          <table:table-cell office:value-type="string">
            <text:p>R04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[.K21]*[.I21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string">
            <text:p>Samtec TSM-105-03-L-DV</text:p>
          </table:table-cell>
          <table:table-cell table:style-name="ce3" table:number-columns-repeated="2"/>
          <table:table-cell/>
          <table:table-cell office:value-type="string">
            <text:p>Samtec</text:p>
          </table:table-cell>
          <table:table-cell office:value-type="string">
            <text:p>2X05SM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1.4">
            <text:p>€ 1,40</text:p>
          </table:table-cell>
          <table:table-cell table:formula="of:=[.K22]*[.I22]" office:value-type="currency" office:currency="EUR" office:value="1.4">
            <text:p>€ 1,40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string">
            <text:p>Cypress Semiconductor CY8CMBR3116-LQXI</text:p>
          </table:table-cell>
          <table:table-cell table:style-name="ce3" table:number-columns-repeated="2"/>
          <table:table-cell table:style-name="ce8" office:value-type="string">
            <text:p>CY8CMBR3116-LQXI</text:p>
          </table:table-cell>
          <table:table-cell office:value-type="string">
            <text:p>Cypress</text:p>
          </table:table-cell>
          <table:table-cell table:style-name="ce5" office:value-type="string">
            <text:p>QFN50P400X400X60-25N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2.5">
            <text:p>€ 2,50</text:p>
          </table:table-cell>
          <table:table-cell table:formula="of:=[.K23]*[.I23]" office:value-type="currency" office:currency="EUR" office:value="2.5">
            <text:p>€ 2,50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TMicroelectronics HTS221TR</text:p>
          </table:table-cell>
          <table:table-cell table:number-columns-repeated="2"/>
          <table:table-cell office:value-type="string">
            <text:p>HTS221TR</text:p>
          </table:table-cell>
          <table:table-cell office:value-type="string">
            <text:p>STMicroelectronics</text:p>
          </table:table-cell>
          <table:table-cell table:style-name="ce5" office:value-type="string">
            <text:p>HLGA-6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2.95">
            <text:p>€ 2,95</text:p>
          </table:table-cell>
          <table:table-cell table:formula="of:=[.K24]*[.I24]" office:value-type="currency" office:currency="EUR" office:value="2.95">
            <text:p>€ 2,95</text:p>
          </table:table-cell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2"/>
          <table:table-cell table:style-name="ce7" office:value-type="string">
            <text:p>Count</text:p>
          </table:table-cell>
          <table:table-cell table:style-name="ce7" office:value-type="string">
            <text:p>Boards</text:p>
          </table:table-cell>
          <table:table-cell table:style-name="ce7" office:value-type="string">
            <text:p>Shipping</text:p>
          </table:table-cell>
          <table:table-cell table:style-name="ce7" office:value-type="string">
            <text:p>Assembly</text:p>
          </table:table-cell>
          <table:table-cell table:style-name="ce7" office:value-type="string">
            <text:p>Parts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ttps://www.allpcb.com/online_pcb_quote.html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25">
            <text:p>325</text:p>
          </table:table-cell>
          <table:table-cell table:style-name="ce7"/>
          <table:table-cell table:formula="of:=[.D32]+[.E32]+[.F32]" office:value-type="float" office:value="407">
            <text:p>407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https://www.elecrow.com/services.html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77">
            <text:p>177</text:p>
          </table:table-cell>
          <table:table-cell table:style-name="ce7"/>
          <table:table-cell table:formula="of:=[.D33]+[.E33]+[.F33]" office:value-type="float" office:value="309">
            <text:p>309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https://www.wellpcb.com/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?</text:p>
          </table:table-cell>
          <table:table-cell table:style-name="ce7"/>
          <table:table-cell table:number-columns-repeated="1017"/>
        </table:table-row>
        <table:table-row table:style-name="ro2">
          <table:table-cell/>
          <table:table-cell office:value-type="string">
            <text:p>https://www.pcbcart.com/de/quote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15">
            <text:p>315</text:p>
          </table:table-cell>
          <table:table-cell table:number-columns-repeated="2" table:style-name="ce7" office:value-type="string">
            <text:p>?</text:p>
          </table:table-cell>
          <table:table-cell table:style-name="ce7"/>
          <table:table-cell table:style-name="ce7" office:value-type="string">
            <text:p>?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https://www.pcbgogo.com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46">
            <text:p>146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50">
            <text:p>50</text:p>
          </table:table-cell>
          <table:table-cell table:style-name="ce7"/>
          <table:table-cell table:formula="of:=[.D36]+[.E36]+[.F36]" office:value-type="float" office:value="232">
            <text:p>232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https://www.seeedstudio.com/fusion_pcb.html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54.81">
            <text:p>154,81</text:p>
          </table:table-cell>
          <table:table-cell table:number-columns-repeated="2" table:style-name="ce7" office:value-type="string">
            <text:p>?</text:p>
          </table:table-cell>
          <table:table-cell table:style-name="ce7"/>
          <table:table-cell office:value-type="string">
            <text:p>?</text:p>
          </table:table-cell>
          <table:table-cell table:number-columns-repeated="1016"/>
        </table:table-row>
        <table:table-row table:style-name="ro1" table:number-rows-repeated="7">
          <table:table-cell table:number-columns-repeated="2"/>
          <table:table-cell table:style-name="ce7" table:number-columns-repeated="5"/>
          <table:table-cell table:number-columns-repeated="101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" table:default-cell-style-name="ce1"/>
        <table:table-column table:style-name="co8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>
        <table:table-column table:style-name="co1" table:default-cell-style-name="ce1"/>
        <table:table-column table:style-name="co8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8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8107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8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27.08.2018</text:date>, <text:time>20:11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Christian Dürnberger</meta:initial-creator>
    <dc:creator>Christian Dürnberger</dc:creator>
    <meta:creation-date>2018-08-26T17:30:59Z</meta:creation-date>
    <dc:date>2018-08-27T20:11:06.11</dc:date>
    <meta:editing-cycles>28</meta:editing-cycles>
    <meta:editing-duration>PT1H4M35S</meta:editing-duration>
    <meta:document-statistic meta:table-count="3" meta:cell-count="203" meta:object-count="0"/>
  </office:meta>
</office:document-meta>
</file>